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P2" style:family="paragraph" style:parent-style-name="Standard">
      <style:text-properties fo:color="#0099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5</text:p>
      <text:p text:style-name="Subtitle">Sniffing</text:p>
      <text:p text:style-name="Text_20_body"/>
      <text:list xml:id="list7574525697312652034" text:style-name="L3">
        <text:list-item>
          <text:p text:style-name="P1">Instalar el sniffer Snort (<text:a xlink:type="simple" xlink:href="http://www.snort.org/" text:style-name="Internet_20_link" text:visited-style-name="Visited_20_Internet_20_Link">www.snort.org</text:a>).</text:p>
        </text:list-item>
      </text:list>
      <text:p text:style-name="Standard">Hecho.</text:p>
      <text:list xml:id="list40215019" text:continue-numbering="true" text:style-name="L3">
        <text:list-item>
          <text:p text:style-name="P1">Buscar en internet un formulario en un sitio seguro (https) y realizar el análisis de paquetes</text:p>
        </text:list-item>
      </text:list>
      <text:p text:style-name="Standard">(“sniffear”) del envío de los datos del formulario. Localizar el contenido de los distintos campos y explicar lo encontrado.</text:p>
      <text:p text:style-name="Standard"/>
      <text:list xml:id="list40211442" text:continue-numbering="true" text:style-name="L3">
        <text:list-item>
          <text:p text:style-name="P1">Realizar el análisis de paquetes (“sniffear”) del envío de los datos del formulario del sitio http://www.webs.com/s/login/relogin. Localizar el contenido de los distintos campos y explicar lo encontrado.</text:p>
        </text:list-item>
      </text:list>
      <text:p text:style-name="Standard"/>
      <text:list xml:id="list40202321" text:continue-numbering="true" text:style-name="L3">
        <text:list-item>
          <text:p text:style-name="P1">Realizar el análisis de paquetes (“sniffear”) del envío de los datos del formulario del sitio http://www.apps.jsf2.com/xhtml/post-form.html. Localizar el contenido de los distintos campos y explicar lo encontrado.</text:p>
        </text:list-item>
      </text:list>
      <text:p text:style-name="Standard"/>
      <text:list xml:id="list40214089" text:continue-numbering="true" text:style-name="L3">
        <text:list-item>
          <text:p text:style-name="P1">Realizar el análisis de paquetes (“sniffear”) mientras:</text:p>
          <text:list>
            <text:list-item>
              <text:p text:style-name="P1">La PC recibe comandos ping de otra PC.</text:p>
            </text:list-item>
          </text:list>
        </text:list-item>
      </text:list>
      <text:p text:style-name="P2">=+=+=+=+=+=+=+=+=+=+=+=+=+=+=+=+=+=+=+=+=+=+=+=+=+=+=+=+=+=+=+=+=+=+=+</text:p>
      <text:p text:style-name="P2">WARNING: No preprocessors configured for policy 0.</text:p>
      <text:p text:style-name="P2">06/07-19:07:04.344901 D0:57:7B:17:53:C7 -&gt; 10:7D:1A:3E:CA:2D type:0x800 len:0x62</text:p>
      <text:p text:style-name="P2">192.168.18.121 -&gt; 192.168.18.119 ICMP TTL:64 TOS:0x0 ID:251 IpLen:20 DgmLen:84 DF</text:p>
      <text:p text:style-name="P2">Type:8 <text:s/>Code:0 <text:s/>ID:4854 <text:s text:c="2"/>Seq:132 <text:s/>ECHO</text:p>
      <text:p text:style-name="P2">7F AC 19 5B 00 00 00 00 78 89 06 00 00 00 00 00 <text:s/>...[....x.......</text:p>
      <text:p text:style-name="P2">10 11 12 13 14 15 16 17 18 19 1A 1B 1C 1D 1E 1F <text:s/>................</text:p>
      <text:p text:style-name="P2"><text:soft-page-break/>20 21 22 23 24 25 26 27 28 29 2A 2B 2C 2D 2E 2F <text:s text:c="2"/>!"#$%&amp;'()*+,-./</text:p>
      <text:p text:style-name="P2">30 31 32 33 34 35 36 37 <text:s text:c="25"/>01234567</text:p>
      <text:p text:style-name="P2">=+=+=+=+=+=+=+=+=+=+=+=+=+=+=+=+=+=+=+=+=+=+=+=+=+=+=+=+=+=+=+=+=+=+=+</text:p>
      <text:p text:style-name="P2">06/07-19:07:04.345126 10:7D:1A:3E:CA:2D -&gt; D0:57:7B:17:53:C7 type:0x800 len:0x62</text:p>
      <text:p text:style-name="P2">192.168.18.119 -&gt; 192.168.18.121 ICMP TTL:128 TOS:0x0 ID:24952 IpLen:20 DgmLen:84</text:p>
      <text:p text:style-name="P2">Type:0 <text:s/>Code:0 <text:s/>ID:4854 <text:s/>Seq:132 <text:s/>ECHO REPLY</text:p>
      <text:p text:style-name="P2">7F AC 19 5B 00 00 00 00 78 89 06 00 00 00 00 00 <text:s/>...[....x.......</text:p>
      <text:p text:style-name="P2">10 11 12 13 14 15 16 17 18 19 1A 1B 1C 1D 1E 1F <text:s/>................</text:p>
      <text:p text:style-name="P2">20 21 22 23 24 25 26 27 28 29 2A 2B 2C 2D 2E 2F <text:s text:c="2"/>!"#$%&amp;'()*+,-./</text:p>
      <text:p text:style-name="P2">30 31 32 33 34 35 36 37 <text:s text:c="25"/>01234567</text:p>
      <text:p text:style-name="P2">=+=+=+=+=+=+=+=+=+=+=+=+=+=+=+=+=+=+=+=+=+=+=+=+=+=+=+=+=+=+=+=+=+=+=+</text:p>
      <text:list xml:id="list40205280" text:continue-numbering="true" text:style-name="L3">
        <text:list-item>
          <text:list>
            <text:list-item>
              <text:p text:style-name="P1">La PC realiza comandos ping a otra PC.</text:p>
            </text:list-item>
          </text:list>
        </text:list-item>
      </text:list>
      <text:p text:style-name="P2">=+=+=+=+=+=+=+=+=+=+=+=+=+=+=+=+=+=+=+=+=+=+=+=+=+=+=+=+=+=+=+=+=+=+</text:p>
      <text:p text:style-name="P2">06/07-19:14:48.405752 10:7D:1A:3E:CA:2D -&gt; D0:57:7B:17:53:C7 type:0x800 len:0x4A</text:p>
      <text:p text:style-name="P2">192.168.18.119 -&gt; 192.168.18.121 ICMP TTL:128 TOS:0x0 ID:25239 IpLen:20 DgmLen:60</text:p>
      <text:p text:style-name="P2">Type:8 <text:s/>Code:0 <text:s/>ID:1 <text:s text:c="2"/>Seq:343 <text:s/>ECHO</text:p>
      <text:p text:style-name="P2">61 62 63 64 65 66 67 68 69 6A 6B 6C 6D 6E 6F 70 <text:s/>abcdefghijklmnop</text:p>
      <text:p text:style-name="P2">71 72 73 74 75 76 77 61 62 63 64 65 66 67 68 69 <text:s/>qrstuvwabcdefghi</text:p>
      <text:p text:style-name="P2">=+=+=+=+=+=+=+=+=+=+=+=+=+=+=+=+=+=+=+=+=+=+=+=+=+=+=+=+=+=+=+=+=+=+=+</text:p>
      <text:p text:style-name="P2">WARNING: No preprocessors configured for policy 0.</text:p>
      <text:p text:style-name="P2">06/07-19:14:48.444304 D0:57:7B:17:53:C7 -&gt; 10:7D:1A:3E:CA:2D type:0x800 len:0x4A</text:p>
      <text:p text:style-name="P2">192.168.18.121 -&gt; 192.168.18.119 ICMP TTL:64 TOS:0x0 ID:3308 IpLen:20 DgmLen:60</text:p>
      <text:p text:style-name="P2">Type:0 <text:s/>Code:0 <text:s/>ID:1 <text:s/>Seq:343 <text:s/>ECHO REPLY</text:p>
      <text:p text:style-name="P2">61 62 63 64 65 66 67 68 69 6A 6B 6C 6D 6E 6F 70 <text:s/>abcdefghijklmnop</text:p>
      <text:p text:style-name="P2">71 72 73 74 75 76 77 61 62 63 64 65 66 67 68 69 <text:s/>qrstuvwabcdefghi</text:p>
      <text:p text:style-name="P2">=+=+=+=+=+=+=+=+=+=+=+=+=+=+=+=+=+=+=+=+=+=+=+=+=+=+=+=+=+=+=+=+=+=+=+</text:p>
      <text:p text:style-name="Standard"/>
      <text:p text:style-name="Standard"><text:soft-page-break/>Localizar los paquetes relacionados con los comandos ping y explicar.</text:p>
      <text:p text:style-name="Standard"/>
      <text:p text:style-name="Standard">Los tipos para ECHO ping y ECHO REPLY ping están cruzados. Cuando localhost ejecuta ping, genera ECHO y recibe ECHO REPLY.</text:p>
      <text:p text:style-name="Standard">Cuando el equipo remoto ejecuta ping, localhost recibe ECHO y genera ECHO REPLY. </text:p>
      <text:p text:style-name="Standard"/>
      <text:list xml:id="list40196820" text:continue-numbering="true" text:style-name="L3">
        <text:list-item>
          <text:p text:style-name="P1">Explique para qué se puede utilizar el modo Network Intrusion Detection System (NIDS) de</text:p>
        </text:list-item>
      </text:list>
      <text:p text:style-name="Standard">snort.</text:p>
      <text:p text:style-name="Standard">Para detectar intrusos en la red, anomalías o riesgos como ataques de denegación de servicio, consulta cíclica de puertos o intentos de entrar a un equipo. Por definición, snord observa el tráfico en la red, analizando paquetes, entonces usarlo para implementar NDIS implica buscar patrones sospechosos durante el análisis de trafico.</text:p>
      <text:p text:style-name="Standard">En caso de detectar un ataque, puede tomar medidas protectoras.</text:p>
      <text:p text:style-name="Standard"/>
      <text:list xml:id="list40209766" text:continue-numbering="true" text:style-name="L3">
        <text:list-item>
          <text:p text:style-name="P1">Explique por qué es inseguro utilizar hubs en una red.</text:p>
        </text:list-item>
      </text:list>
      <text:p text:style-name="Standard">Porque replican todo el trafico en todos los puertos conectados. Trabaja por inundación enviando contenido potencialmente sensible a destinatarios no deseados por el remitente. En este sentido, el peor caso para un switch -que es cuando hace broadcast- es mas protectivo porque no inunda la red con el mensaje del remitente, sino con un paquete especial para aprendizaje de la topología. Una vez localizado el puerto de reenvío, despacha el mensaje del remitente.</text:p>
      <text:p text:style-name="Standard"/>
      <text:list xml:id="list40215781" text:continue-numbering="true" text:style-name="L3">
        <text:list-item>
          <text:p text:style-name="P1">¿Es posible realizar un análisis de paquetes (“sniffing”) de un switch?</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er" style:family="paragraph" style:parent-style-name="Standard" style:class="extra">
      <style:paragraph-properties fo:margin-top="0cm" fo:margin-bottom="0cm" fo:line-height="100%" fo:text-align="end" style:justify-single-word="false" text:number-lines="false" text:line-number="0">
        <style:tab-stops>
          <style:tab-stop style:position="8.498cm" style:type="center"/>
          <style:tab-stop style:position="16.999cm" style:type="right"/>
        </style:tab-stops>
      </style:paragraph-properties>
      <style:text-properties fo:color="#b2b2b2" fo:font-size="10pt" fo:font-style="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Arquitectura de Redes y Servicios - Hugo Dona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3M54S</meta:editing-duration>
    <meta:editing-cycles>11</meta:editing-cycles>
    <meta:generator>OpenOffice/4.1.5$Win32 OpenOffice.org_project/415m1$Build-9789</meta:generator>
    <dc:date>2018-06-07T20:00:43.25</dc:date>
    <meta:document-statistic meta:table-count="0" meta:image-count="0" meta:object-count="0" meta:page-count="3" meta:paragraph-count="54" meta:word-count="644" meta:character-count="4341"/>
    <meta:user-defined meta:name="Info 1"/>
    <meta:user-defined meta:name="Info 2"/>
    <meta:user-defined meta:name="Info 3"/>
    <meta:user-defined meta:name="Info 4"/>
  </office:meta>
</office:document-meta>
</file>